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]+[.C8]" office:value-type="float" office:value="1762" calcext:value-type="float">
            <text:p>176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]+[.C9]" office:value-type="float" office:value="1762" calcext:value-type="float">
            <text:p>1762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]+[.C10]" office:value-type="float" office:value="1762" calcext:value-type="float">
            <text:p>1762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]+[.C11]" office:value-type="float" office:value="1762" calcext:value-type="float">
            <text:p>1762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762" calcext:value-type="float">
            <text:p>1762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762" calcext:value-type="float">
            <text:p>1762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762" calcext:value-type="float">
            <text:p>1762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762" calcext:value-type="float">
            <text:p>1762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762" calcext:value-type="float">
            <text:p>1762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762" calcext:value-type="float">
            <text:p>1762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762" calcext:value-type="float">
            <text:p>1762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762" calcext:value-type="float">
            <text:p>1762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762" calcext:value-type="float">
            <text:p>1762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762" calcext:value-type="float">
            <text:p>1762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762" calcext:value-type="float">
            <text:p>1762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762" calcext:value-type="float">
            <text:p>1762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762" calcext:value-type="float">
            <text:p>1762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762" calcext:value-type="float">
            <text:p>1762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762" calcext:value-type="float">
            <text:p>1762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762" calcext:value-type="float">
            <text:p>1762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762" calcext:value-type="float">
            <text:p>1762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762" calcext:value-type="float">
            <text:p>1762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762" calcext:value-type="float">
            <text:p>1762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762" calcext:value-type="float">
            <text:p>1762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762" calcext:value-type="float">
            <text:p>1762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762" calcext:value-type="float">
            <text:p>1762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762" calcext:value-type="float">
            <text:p>1762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762" calcext:value-type="float">
            <text:p>1762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762" calcext:value-type="float">
            <text:p>1762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762" calcext:value-type="float">
            <text:p>1762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762" calcext:value-type="float">
            <text:p>1762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762" calcext:value-type="float">
            <text:p>1762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762" calcext:value-type="float">
            <text:p>1762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762" calcext:value-type="float">
            <text:p>1762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762" calcext:value-type="float">
            <text:p>1762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762" calcext:value-type="float">
            <text:p>1762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762" calcext:value-type="float">
            <text:p>1762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762" calcext:value-type="float">
            <text:p>1762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762" calcext:value-type="float">
            <text:p>1762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762" calcext:value-type="float">
            <text:p>1762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762" calcext:value-type="float">
            <text:p>1762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762" calcext:value-type="float">
            <text:p>1762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762" calcext:value-type="float">
            <text:p>1762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762" calcext:value-type="float">
            <text:p>1762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762" calcext:value-type="float">
            <text:p>1762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762" calcext:value-type="float">
            <text:p>1762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762" calcext:value-type="float">
            <text:p>1762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762" calcext:value-type="float">
            <text:p>1762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762" calcext:value-type="float">
            <text:p>1762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762" calcext:value-type="float">
            <text:p>1762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762" calcext:value-type="float">
            <text:p>1762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762" calcext:value-type="float">
            <text:p>1762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762" calcext:value-type="float">
            <text:p>1762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762" calcext:value-type="float">
            <text:p>1762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762" calcext:value-type="float">
            <text:p>1762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762" calcext:value-type="float">
            <text:p>1762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762" calcext:value-type="float">
            <text:p>1762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762" calcext:value-type="float">
            <text:p>1762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762" calcext:value-type="float">
            <text:p>1762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762" calcext:value-type="float">
            <text:p>1762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762" calcext:value-type="float">
            <text:p>1762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762" calcext:value-type="float">
            <text:p>1762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762" calcext:value-type="float">
            <text:p>1762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762" calcext:value-type="float">
            <text:p>1762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762" calcext:value-type="float">
            <text:p>1762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762" calcext:value-type="float">
            <text:p>1762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762" calcext:value-type="float">
            <text:p>1762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762" calcext:value-type="float">
            <text:p>1762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762" calcext:value-type="float">
            <text:p>1762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762" calcext:value-type="float">
            <text:p>1762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762" calcext:value-type="float">
            <text:p>1762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762" calcext:value-type="float">
            <text:p>1762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762" calcext:value-type="float">
            <text:p>1762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762" calcext:value-type="float">
            <text:p>1762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762" calcext:value-type="float">
            <text:p>1762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762" calcext:value-type="float">
            <text:p>1762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762" calcext:value-type="float">
            <text:p>1762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762" calcext:value-type="float">
            <text:p>1762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762" calcext:value-type="float">
            <text:p>1762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762" calcext:value-type="float">
            <text:p>1762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762" calcext:value-type="float">
            <text:p>1762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762" calcext:value-type="float">
            <text:p>1762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762" calcext:value-type="float">
            <text:p>1762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762" calcext:value-type="float">
            <text:p>1762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762" calcext:value-type="float">
            <text:p>1762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762" calcext:value-type="float">
            <text:p>1762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762" calcext:value-type="float">
            <text:p>1762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762" calcext:value-type="float">
            <text:p>1762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762" calcext:value-type="float">
            <text:p>1762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762" calcext:value-type="float">
            <text:p>1762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762" calcext:value-type="float">
            <text:p>1762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762" calcext:value-type="float">
            <text:p>1762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762" calcext:value-type="float">
            <text:p>1762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762" calcext:value-type="float">
            <text:p>1762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762" calcext:value-type="float">
            <text:p>1762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762" calcext:value-type="float">
            <text:p>1762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762" calcext:value-type="float">
            <text:p>1762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762" calcext:value-type="float">
            <text:p>1762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762" calcext:value-type="float">
            <text:p>1762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762" calcext:value-type="float">
            <text:p>1762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762" calcext:value-type="float">
            <text:p>1762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762" calcext:value-type="float">
            <text:p>1762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762" calcext:value-type="float">
            <text:p>1762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762" calcext:value-type="float">
            <text:p>1762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762" calcext:value-type="float">
            <text:p>1762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762" calcext:value-type="float">
            <text:p>1762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762" calcext:value-type="float">
            <text:p>1762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762" calcext:value-type="float">
            <text:p>1762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762" calcext:value-type="float">
            <text:p>1762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762" calcext:value-type="float">
            <text:p>1762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762" calcext:value-type="float">
            <text:p>1762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762" calcext:value-type="float">
            <text:p>1762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762" calcext:value-type="float">
            <text:p>1762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762" calcext:value-type="float">
            <text:p>1762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762" calcext:value-type="float">
            <text:p>1762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762" calcext:value-type="float">
            <text:p>1762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762" calcext:value-type="float">
            <text:p>1762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762" calcext:value-type="float">
            <text:p>1762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762" calcext:value-type="float">
            <text:p>1762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762" calcext:value-type="float">
            <text:p>1762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762" calcext:value-type="float">
            <text:p>1762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762" calcext:value-type="float">
            <text:p>1762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762" calcext:value-type="float">
            <text:p>1762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762" calcext:value-type="float">
            <text:p>1762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762" calcext:value-type="float">
            <text:p>1762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762" calcext:value-type="float">
            <text:p>1762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762" calcext:value-type="float">
            <text:p>1762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762" calcext:value-type="float">
            <text:p>1762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762" calcext:value-type="float">
            <text:p>1762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762" calcext:value-type="float">
            <text:p>1762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762" calcext:value-type="float">
            <text:p>1762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762" calcext:value-type="float">
            <text:p>1762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762" calcext:value-type="float">
            <text:p>1762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762" calcext:value-type="float">
            <text:p>1762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762" calcext:value-type="float">
            <text:p>1762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762" calcext:value-type="float">
            <text:p>1762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762" calcext:value-type="float">
            <text:p>1762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762" calcext:value-type="float">
            <text:p>1762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762" calcext:value-type="float">
            <text:p>1762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762" calcext:value-type="float">
            <text:p>1762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762" calcext:value-type="float">
            <text:p>1762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762" calcext:value-type="float">
            <text:p>1762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762" calcext:value-type="float">
            <text:p>1762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762" calcext:value-type="float">
            <text:p>1762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762" calcext:value-type="float">
            <text:p>1762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762" calcext:value-type="float">
            <text:p>1762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762" calcext:value-type="float">
            <text:p>1762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762" calcext:value-type="float">
            <text:p>1762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762" calcext:value-type="float">
            <text:p>1762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762" calcext:value-type="float">
            <text:p>1762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762" calcext:value-type="float">
            <text:p>1762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762" calcext:value-type="float">
            <text:p>1762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762" calcext:value-type="float">
            <text:p>1762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762" calcext:value-type="float">
            <text:p>1762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762" calcext:value-type="float">
            <text:p>1762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762" calcext:value-type="float">
            <text:p>1762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762" calcext:value-type="float">
            <text:p>1762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762" calcext:value-type="float">
            <text:p>1762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762" calcext:value-type="float">
            <text:p>1762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762" calcext:value-type="float">
            <text:p>1762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762" calcext:value-type="float">
            <text:p>1762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762" calcext:value-type="float">
            <text:p>1762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762" calcext:value-type="float">
            <text:p>1762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762" calcext:value-type="float">
            <text:p>1762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762" calcext:value-type="float">
            <text:p>1762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762" calcext:value-type="float">
            <text:p>1762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762" calcext:value-type="float">
            <text:p>1762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762" calcext:value-type="float">
            <text:p>1762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762" calcext:value-type="float">
            <text:p>1762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762" calcext:value-type="float">
            <text:p>1762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762" calcext:value-type="float">
            <text:p>1762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762" calcext:value-type="float">
            <text:p>1762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762" calcext:value-type="float">
            <text:p>1762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762" calcext:value-type="float">
            <text:p>1762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762" calcext:value-type="float">
            <text:p>1762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762" calcext:value-type="float">
            <text:p>1762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762" calcext:value-type="float">
            <text:p>1762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762" calcext:value-type="float">
            <text:p>1762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07:27:16.742692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06T07:28:42.129412872</dc:date>
    <dc:creator>Spencer Hatch</dc:creator>
    <meta:editing-duration>PT16H4M31S</meta:editing-duration>
    <meta:editing-cycles>19</meta:editing-cycles>
    <meta:document-statistic meta:table-count="1" meta:cell-count="785" meta:object-count="0"/>
  </office:meta>
</office:document-meta>
</file>